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8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nditions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0.9245" calcext:value-type="float">
            <text:p>0.9245</text:p>
          </table:table-cell>
        </table:table-row>
        <table:table-row table:style-name="ro1">
          <table:table-cell office:value-type="string" calcext:value-type="string">
            <text:p>linsvm,nocut,noRemovingStopwords</text:p>
          </table:table-cell>
          <table:table-cell office:value-type="float" office:value="0.8752" calcext:value-type="float">
            <text:p>0.8752</text:p>
          </table:table-cell>
        </table:table-row>
        <table:table-row table:style-name="ro1">
          <table:table-cell office:value-type="string" calcext:value-type="string">
            <text:p>linsvm,cut, noRemovingStopwords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string" calcext:value-type="string">
            <text:p>linsvm,cut,removeStopwords</text:p>
          </table:table-cell>
          <table:table-cell office:value-type="float" office:value="0.8328" calcext:value-type="float">
            <text:p>0.83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02:21:52.092005630</meta:creation-date>
    <dc:date>2021-11-29T02:32:26.150944844</dc:date>
    <meta:editing-duration>PT24S</meta:editing-duration>
    <meta:editing-cycles>1</meta:editing-cycles>
    <meta:document-statistic meta:table-count="1" meta:cell-count="10" meta:object-count="0"/>
    <meta:generator>LibreOffice/6.4.7.2$Linux_X86_64 LibreOffice_project/40$Build-2</meta:generator>
  </office:meta>
</office:document-meta>
</file>